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70000026CA3E1861A.png" manifest:media-type="image/png"/>
  <manifest:file-entry manifest:full-path="Pictures/100000000000026B000002759F58CB29.png" manifest:media-type="image/png"/>
  <manifest:file-entry manifest:full-path="Pictures/10000000000003E00000033023535542.png" manifest:media-type="image/png"/>
  <manifest:file-entry manifest:full-path="Pictures/10000000000002E80000033715794DF1.png" manifest:media-type="image/png"/>
  <manifest:file-entry manifest:full-path="Pictures/1000000000000512000002B455BC8381.png" manifest:media-type="image/png"/>
  <manifest:file-entry manifest:full-path="Pictures/100000000000056A000001302DFAC8D2.png" manifest:media-type="image/png"/>
  <manifest:file-entry manifest:full-path="Pictures/10000000000005A2000001D5385FBEF5.png" manifest:media-type="image/png"/>
  <manifest:file-entry manifest:full-path="Pictures/1000000000000461000002192922BA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, 'Apple Symbols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8.142cm" draw:z-index="0"><draw:image xlink:href="Pictures/1000000000000461000002192922BA6E.png" xlink:type="simple" xlink:show="embed" xlink:actuate="onLoad" draw:mime-type="image/png"/></draw:frame><text:span text:style-name="T1">T,t,f,f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" text:anchor-type="char" svg:width="17cm" svg:height="5.528cm" draw:z-index="1"><draw:image xlink:href="Pictures/10000000000005A2000001D5385FBEF5.png" xlink:type="simple" xlink:show="embed" xlink:actuate="onLoad" draw:mime-type="image/png"/></draw:frame><text:span text:style-name="T1">T,f,f,f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char" svg:width="17cm" svg:height="9.063cm" draw:z-index="2"><draw:image xlink:href="Pictures/1000000000000512000002B455BC8381.png" xlink:type="simple" xlink:show="embed" xlink:actuate="onLoad" draw:mime-type="image/png"/></draw:frame><text:span text:style-name="T1">T,f,t,f</text:span></text:p>
      <text:p text:style-name="P1"><draw:frame draw:style-name="fr2" draw:name="Image4" text:anchor-type="char" svg:width="17cm" svg:height="18.805cm" draw:z-index="3"><draw:image xlink:href="Pictures/10000000000002E80000033715794DF1.png" xlink:type="simple" xlink:show="embed" xlink:actuate="onLoad" draw:mime-type="image/png"/></draw:frame><text:soft-page-break/><text:span text:style-name="T1">T,t,f,f</text:span></text:p>
      <text:p text:style-name="P1"><draw:frame draw:style-name="fr3" draw:name="Image5" text:anchor-type="char" svg:width="17cm" svg:height="13.984cm" draw:z-index="4"><draw:image xlink:href="Pictures/10000000000003E00000033023535542.png" xlink:type="simple" xlink:show="embed" xlink:actuate="onLoad" draw:mime-type="image/png"/></draw:frame><text:soft-page-break/><text:span text:style-name="T1">T,f,f,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6" text:anchor-type="char" svg:width="17cm" svg:height="7.802cm" draw:z-index="5"><draw:image xlink:href="Pictures/10000000000005470000026CA3E1861A.png" xlink:type="simple" xlink:show="embed" xlink:actuate="onLoad" draw:mime-type="image/png"/></draw:frame><text:span text:style-name="T1">T,t,f,f</text:span></text:p>
      <text:p text:style-name="P1"><text:span text:style-name="T1"/></text:p>
      <text:p text:style-name="P1"><text:span text:style-name="T1"/></text:p>
      <text:p text:style-name="P1"><draw:frame draw:style-name="fr2" draw:name="Image7" text:anchor-type="char" svg:width="16.378cm" svg:height="16.642cm" draw:z-index="6"><draw:image xlink:href="Pictures/100000000000026B000002759F58CB29.png" xlink:type="simple" xlink:show="embed" xlink:actuate="onLoad" draw:mime-type="image/png"/></draw:frame><text:soft-page-break/><text:span text:style-name="T1"/></text:p>
      <text:p text:style-name="P1"><draw:frame draw:style-name="fr1" draw:name="Image8" text:anchor-type="char" svg:width="17cm" svg:height="3.727cm" draw:z-index="7"><draw:image xlink:href="Pictures/100000000000056A000001302DFAC8D2.png" xlink:type="simple" xlink:show="embed" xlink:actuate="onLoad" draw:mime-type="image/png"/></draw:frame><text:span text:style-name="T1">T,t,f,f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, 'Apple Symbol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6:53:44.189803905</meta:creation-date>
    <dc:date>2024-06-26T16:59:55.422474196</dc:date>
    <meta:editing-duration>PT6M11S</meta:editing-duration>
    <meta:editing-cycles>1</meta:editing-cycles>
    <meta:document-statistic meta:table-count="0" meta:image-count="8" meta:object-count="0" meta:page-count="6" meta:paragraph-count="7" meta:word-count="7" meta:character-count="49" meta:non-whitespace-character-count="49"/>
    <meta:generator>LibreOffice/7.6.7.2$Linux_X86_64 LibreOffice_project/60$Build-2</meta:generator>
  </office:meta>
</office:document-meta>
</file>